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9001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7" style:family="graphic" style:parent-style-name="standard">
      <style:graphic-properties draw:fill-color="#ffb515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8cm" svg:height="1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8.8cm" svg:y="6cm">
          <text:p text:style-name="P1">Web-<text:line-break/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cm" svg:height="7cm" svg:x="-3.5cm" svg:y="4.5cm">
          <text:p text:style-name="P2"><text:span text:style-name="T1">Maschine/</text:span><text:span text:style-name="T1"><text:line-break/></text:span><text:span text:style-name="T1">Heiz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4cm" svg:x="8.1cm" svg:y="14.5cm">
          <text:p text:style-name="P1">Graphisches<text:line-break/>Userinterface<text:line-break/><text:line-break/>Touchscreen</text:p>
          <draw:enhanced-geometry svg:viewBox="0 0 21600 21600" draw:type="rectangle" draw:enhanced-path="M 0 0 L 21600 0 21600 21600 0 21600 0 0 Z N"/>
        </draw:custom-shape>
        <draw:frame draw:style-name="gr5" draw:layer="layout" svg:width="6.416cm" svg:height="0.962cm" svg:x="6.8cm" svg:y="2.538cm">
          <draw:text-box>
            <text:p>Luminary LM3S9B96</text:p>
          </draw:text-box>
        </draw:frame>
        <draw:custom-shape draw:style-name="gr2" draw:text-style-name="P1" draw:layer="layout" svg:width="2.8cm" svg:height="1cm" svg:x="8.5cm" svg:y="5cm">
          <text:p text:style-name="P1">Micro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14.3cm" svg:y="7cm">
          <text:p text:style-name="P1">L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8.5cm" svg:x="18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4cm" svg:x="21cm" svg:y="5.5cm">
          <text:p text:style-name="P1">Graphisches<text:line-break/>Userinterface<text:line-break/><text:line-break/>Touchscreen</text:p>
          <draw:enhanced-geometry svg:viewBox="0 0 21600 21600" draw:type="rectangle" draw:enhanced-path="M 0 0 L 21600 0 21600 21600 0 21600 0 0 Z N"/>
        </draw:custom-shape>
        <draw:frame draw:style-name="gr5" draw:layer="layout" svg:width="6.416cm" svg:height="0.962cm" svg:x="19.5cm" svg:y="2.538cm">
          <draw:text-box>
            <text:p>Luminary LM3S9B96</text:p>
          </draw:text-box>
        </draw:frame>
        <draw:custom-shape draw:style-name="gr2" draw:text-style-name="P1" draw:id="id1" draw:layer="layout" svg:width="1.5cm" svg:height="1.5cm" svg:x="18cm" svg:y="7cm">
          <text:p text:style-name="P1">LA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cm" svg:height="8.5cm" svg:x="18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4cm" svg:x="21cm" svg:y="14.5cm">
          <text:p text:style-name="P1">Graphisches<text:line-break/>Userinterface</text:p>
          <text:p text:style-name="P1">im Web-<text:line-break/>browser</text:p>
          <draw:enhanced-geometry svg:viewBox="0 0 21600 21600" draw:type="rectangle" draw:enhanced-path="M 0 0 L 21600 0 21600 21600 0 21600 0 0 Z N"/>
        </draw:custom-shape>
        <draw:frame draw:style-name="gr5" draw:layer="layout" svg:width="6.128cm" svg:height="0.962cm" svg:x="20cm" svg:y="12.538cm">
          <draw:text-box>
            <text:p>PC mit Webbrowser</text:p>
          </draw:text-box>
        </draw:frame>
        <draw:custom-shape draw:style-name="gr2" draw:text-style-name="P1" draw:layer="layout" svg:width="1.5cm" svg:height="1.5cm" svg:x="18cm" svg:y="16cm">
          <text:p text:style-name="P1">LAN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cm" svg:y1="7.8cm" svg:x2="17cm" svg:y2="16.8cm">
          <text:p/>
        </draw:line>
        <draw:line draw:style-name="gr8" draw:text-style-name="P1" draw:layer="layout" svg:x1="17cm" svg:y1="16.8cm" svg:x2="18cm" svg:y2="16.8cm">
          <text:p/>
        </draw:line>
        <draw:line draw:style-name="gr9" draw:text-style-name="P4" draw:layer="layout" svg:x1="11.3cm" svg:y1="7.8cm" svg:x2="14.3cm" svg:y2="7.8cm">
          <text:p text:style-name="P1"><text:span text:style-name="T1">HTTP</text:span></text:p>
        </draw:line>
        <draw:line draw:style-name="gr9" draw:text-style-name="P4" draw:layer="layout" svg:x1="3.5cm" svg:y1="8cm" svg:x2="7cm" svg:y2="8cm">
          <text:p text:style-name="P1"><text:span text:style-name="T1">CAN</text:span></text:p>
        </draw:line>
        <draw:line draw:style-name="gr9" draw:text-style-name="P4" draw:layer="layout" svg:x1="10.2cm" svg:y1="10cm" svg:x2="10.2cm" svg:y2="13.5cm">
          <text:p text:style-name="P1"><text:span text:style-name="T1">HTTP</text:span></text:p>
        </draw:line>
        <draw:custom-shape draw:style-name="gr2" draw:text-style-name="P1" draw:layer="layout" svg:width="2.2cm" svg:height="4cm" svg:x="6.6cm" svg:y="6cm">
          <text:p text:style-name="P1">Com-<text:line-break/>T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5.8cm" svg:y1="7.8cm" svg:x2="18cm" svg:y2="7.8cm">
          <text:p text:style-name="P1">HTTP</text:p>
        </draw:line>
        <draw:custom-shape draw:style-name="gr2" draw:text-style-name="P1" draw:layer="layout" svg:width="4cm" svg:height="1cm" svg:x="8.1cm" svg:y="13.5cm">
          <text:p text:style-name="P1">HTTP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1cm" svg:x="8.1cm" svg:y="13.5cm">
          <text:p text:style-name="P1">HTTP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4cm" svg:height="1cm" svg:x="21cm" svg:y="4.5cm">
          <text:p text:style-name="P1">HTTP-Client</text:p>
          <draw:enhanced-geometry svg:viewBox="0 0 21600 21600" draw:path-stretchpoint-x="10800" draw:path-stretchpoint-y="10800" draw:text-areas="?f3 ?f4 ?f5 ?f6" draw:type="round-rectangle" draw:modifiers="4963.036963036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9.5cm" svg:y1="7.75cm" svg:x2="21cm" svg:y2="5cm" draw:start-shape="id1" draw:start-glue-point="1" draw:end-shape="id2" draw:end-glue-point="3" svg:d="m19500 7750h750v-2750h750">
          <text:p/>
        </draw:connector>
        <draw:line draw:style-name="gr8" draw:text-style-name="P1" draw:layer="layout" svg:x1="19.5cm" svg:y1="16.8cm" svg:x2="21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zinger Martin</meta:initial-creator>
    <meta:creation-date>2010-02-10T11:57:07</meta:creation-date>
    <dc:date>2010-02-18T10:31:28</dc:date>
    <dc:creator>Martin Anzinger</dc:creator>
    <meta:editing-duration>PT02H39M34S</meta:editing-duration>
    <meta:editing-cycles>3</meta:editing-cycles>
    <meta:generator>OpenOffice.org/3.2$Unix OpenOffice.org_project/320m12$Build-9483</meta:generator>
    <meta:document-statistic meta:object-count="27"/>
  </office:meta>
</office:document-meta>
</file>